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54.44mm"/>
    </style:style>
    <style:style style:name="co3" style:family="table-column">
      <style:table-column-properties fo:break-before="auto" style:column-width="110.1mm"/>
    </style:style>
    <style:style style:name="co4" style:family="table-column">
      <style:table-column-properties fo:break-before="auto" style:column-width="260.97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etkurs_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_Pad0.74x0.62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_Pad0.74x0.62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Yves_footprints:Arduino_Pro_Mini_Serial_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Yves_footprints:AVR_ISP_6Pin_Conn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_B_Mini</text:p>
          </table:table-cell>
          <table:table-cell office:value-type="string" calcext:value-type="string">
            <text:p>Connector_USB:USB_Mini-B_Wuerth_65100516121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86R6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86R6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86R6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6R6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86R6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86R6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86R6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86R6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_Pad0.72x0.64mm_HandS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Package_QFP:TQFP-32_7x7mm_P0.8m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 style:data-style-name="N2" text:time-value="16:16:00.4937080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9-30T16:17:05.946866025</dc:date>
    <meta:editing-duration>PT1M5S</meta:editing-duration>
    <meta:editing-cycles>1</meta:editing-cycles>
    <meta:document-statistic meta:table-count="1" meta:cell-count="275" meta:object-count="0"/>
  </office:meta>
</office:document-meta>
</file>